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00000078000000438308E2EE8.jpg" manifest:media-type="image/jpe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lveticaNeue-Bold" svg:font-family="HelveticaNeue-Bo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5f_0" draw:fill-image-width="67.733cm" draw:fill-image-height="38.1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bottom" draw:auto-grow-height="false" draw:auto-grow-width="false" draw:fit-to-size="false" style:shrink-to-fit="true" fo:min-width="2.54cm" loext:decorative="false"/>
      <style:paragraph-properties style:writing-mode="lr-tb"/>
    </style:style>
    <style:style style:name="gr2" style:family="graphic" style:parent-style-name="standard">
      <style:graphic-properties draw:stroke="none" draw:fill="none" draw:auto-grow-height="false" draw:auto-grow-width="false" draw:fit-to-size="false" style:shrink-to-fit="true" fo:min-width="2.5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draw:textarea-vertical-align="top" draw:auto-grow-height="false" draw:auto-grow-width="false" draw:fit-to-size="false" style:shrink-to-fit="true" fo:min-width="2.54cm" loext:decorative="false"/>
      <style:paragraph-properties style:writing-mode="lr-tb"/>
    </style:style>
    <style:style style:name="pr1" style:family="presentation" style:parent-style-name="MasterSlide0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center" fo:text-indent="0cm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indent="0cm"/>
    </style:style>
    <style:style style:name="P6" style:family="paragraph">
      <style:paragraph-properties fo:margin-left="0cm" fo:margin-right="0cm" fo:margin-top="0cm" fo:margin-bottom="0.423cm" fo:text-align="start" fo:text-indent="0cm"/>
    </style:style>
    <style:style style:name="T1" style:family="text">
      <style:text-properties fo:color="#000000" loext:opacity="100%" style:font-name="HelveticaNeue-Bold" fo:font-size="116pt" fo:letter-spacing="-0.082cm" fo:font-weight="bold" style:font-name-asian="HelveticaNeue-Bold" style:font-size-asian="116pt" style:font-weight-asian="bold" style:font-name-complex="HelveticaNeue-Bold" style:font-size-complex="116pt" style:font-weight-complex="bold"/>
    </style:style>
    <style:style style:name="T2" style:family="text">
      <style:text-properties fo:color="#000000" loext:opacity="100%" style:font-name="HelveticaNeue-Bold" fo:font-size="36pt" fo:letter-spacing="normal" fo:font-weight="bold" style:font-name-asian="HelveticaNeue-Bold" style:font-size-asian="36pt" style:font-weight-asian="bold" style:font-name-complex="HelveticaNeue-Bold" style:font-size-complex="36pt" style:font-weight-complex="bold"/>
    </style:style>
    <style:style style:name="T3" style:family="text">
      <style:text-properties fo:color="#000000" loext:opacity="100%" style:font-name="HelveticaNeue-Bold" fo:font-size="55pt" fo:letter-spacing="normal" fo:font-weight="bold" style:font-name-asian="HelveticaNeue-Bold" style:font-size-asian="55pt" style:font-weight-asian="bold" style:font-name-complex="HelveticaNeue-Bold" style:font-size-complex="5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frame draw:style-name="gr1" draw:text-style-name="P2" draw:layer="layout" svg:width="48.826cm" svg:height="12.912cm" svg:x="9.453cm" svg:y="7.153cm">
          <draw:text-box>
            <text:p text:style-name="P1"><text:span text:style-name="T1">Elden Ring Bosse Sortieren </text:span></text:p>
          </draw:text-box>
        </draw:frame>
        <draw:frame draw:style-name="gr2" draw:text-style-name="P2" draw:layer="layout" svg:width="61.031cm" svg:height="1.769cm" svg:x="3.351cm" svg:y="21.052cm">
          <draw:text-box>
            <text:p text:style-name="P3"><text:span text:style-name="T2">Von Jan, Poyraz und Leonar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Slide0">
        <draw:frame draw:style-name="gr1" draw:text-style-name="P2" draw:layer="layout" svg:width="61.031cm" svg:height="12.912cm" svg:x="3.351cm" svg:y="-8.021cm">
          <draw:text-box>
            <text:p text:style-name="P1"><text:span text:style-name="T1">Was wir haben</text:span></text:p>
          </draw:text-box>
        </draw:frame>
        <draw:frame draw:style-name="gr4" draw:text-style-name="P2" draw:layer="layout" svg:width="61.031cm" svg:height="29.583cm" svg:x="3.337cm" svg:y="6.521cm">
          <draw:text-box>
            <text:p text:style-name="P5"><text:span text:style-name="T3">-Bosse mit verschiedenen Attributen </text:span></text:p>
            <text:p text:style-name="P5"/>
            <text:p text:style-name="P5"><text:span text:style-name="T3">-Verschiedene BinarySearchTrees in der Verwaltungsklasse</text:span></text:p>
            <text:p text:style-name="P5"><text:span text:style-name="T3"><text:s text:c="2"/>\-&gt;Sortiert nach einzelnen Attributen </text:span></text:p>
            <text:p text:style-name="P5"/>
            <text:p text:style-name="P5"><text:span text:style-name="T3">-Komplexität der Suche O(log(n))</text:span></text:p>
            <text:p text:style-name="P5"/>
            <text:p text:style-name="P5"><text:span text:style-name="T3">-Testbosse in die BinarySearchTrees eingefügt </text:span></text:p>
            <text:p text:style-name="P5"/>
            <text:p text:style-name="P5"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Slide0">
        <draw:frame draw:style-name="gr1" draw:text-style-name="P2" draw:layer="layout" svg:width="61.031cm" svg:height="12.912cm" svg:x="3.351cm" svg:y="-7.555cm">
          <draw:text-box>
            <text:p text:style-name="P1"><text:span text:style-name="T1">Unsere Probleme</text:span></text:p>
          </draw:text-box>
        </draw:frame>
        <draw:frame draw:style-name="gr4" draw:text-style-name="P2" draw:layer="layout" svg:width="61.031cm" svg:height="18.935cm" svg:x="3.337cm" svg:y="6.421cm">
          <draw:text-box>
            <text:p text:style-name="P5"><text:span text:style-name="T3">-Sortieren nach verschiedenen Kriterien </text:span></text:p>
            <text:p text:style-name="P5"><text:span text:style-name="T3"><text:s text:c="3"/>\-&gt;Besonders isLess, isGreater und isEqual</text:span></text:p>
            <text:p text:style-name="P5"><text:span text:style-name="T3"/></text:p>
            <text:p text:style-name="P5"><text:span text:style-name="T3">Zuätzlich haben mehrere Objekte teils den gleichen Wert bei einem gegebenen Attribut</text:span></text:p>
            <text:p text:style-name="P5"/>
            <text:p text:style-name="P5"/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Slide0">
        <draw:frame draw:style-name="gr1" draw:text-style-name="P2" draw:layer="layout" svg:width="61.031cm" svg:height="12.912cm" svg:x="3.351cm" svg:y="-7.689cm">
          <draw:text-box>
            <text:p text:style-name="P1"><text:span text:style-name="T1">Lösungsansätze </text:span></text:p>
          </draw:text-box>
        </draw:frame>
        <draw:frame draw:style-name="gr4" draw:text-style-name="P2" draw:layer="layout" svg:width="61.031cm" svg:height="29.917cm" svg:x="3.337cm" svg:y="6.088cm">
          <draw:text-box>
            <text:p text:style-name="P5"><text:span text:style-name="T3">-Int mitgeben bei isLess, isGreater und isEqual</text:span></text:p>
            <text:p text:style-name="P5"><text:span text:style-name="T3"><text:s text:c="4"/>\-&gt; binary search tree muss verändert werden</text:span></text:p>
            <text:p text:style-name="P5"/>
            <text:p text:style-name="P5"><text:span text:style-name="T3">-Methoden werden in separate Klassen ausgelagert, sodass für jeden Binary Search Tree eine eigene Klasse mit passenden Methoden existiert, die anschließend an den jeweiligen Baum übergeben wird</text:span></text:p>
            <text:p text:style-name="P6"/>
            <text:p text:style-name="P6"/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Slide0">
        <draw:frame draw:style-name="gr1" draw:text-style-name="P2" draw:layer="layout" svg:width="61.031cm" svg:height="12.912cm" svg:x="3.351cm" svg:y="-7.622cm">
          <draw:text-box>
            <text:p text:style-name="P1"><text:span text:style-name="T1">Was wir noch machen Möchten </text:span></text:p>
          </draw:text-box>
        </draw:frame>
        <draw:frame draw:style-name="gr4" draw:text-style-name="P2" draw:layer="layout" svg:width="61.031cm" svg:height="29.184cm" svg:x="3.337cm" svg:y="5.989cm">
          <draw:text-box>
            <text:p text:style-name="P5"><text:span text:style-name="T3">-Erweiterung der Suchfunktion: nicht nur exakten Wert suchen, sondern auch den Wert finden, der dem gesuchten am nächsten ist</text:span></text:p>
            <text:p text:style-name="P6"/>
            <text:p text:style-name="P6"/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HelveticaNeue-Bold" svg:font-family="HelveticaNeue-Bo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5f_0" draw:display-name="Bitmap_0" xlink:href="Pictures/100000000000078000000438308E2EE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bitmap" draw:fill-image-name="Bitmap_5f_0" draw:fill-image-width="67.733cm" draw:fill-image-height="38.1cm" style:repeat="stretch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top="0.4cm" fo:margin-bottom="0cm"/>
      <style:text-properties fo:font-size="28pt" style:font-size-asian="28pt" style:font-size-complex="28pt"/>
    </style:style>
    <style:style style:name="MasterSlide0-outline3" style:family="presentation" style:parent-style-name="MasterSlide0-outline2">
      <style:paragraph-properties fo:margin-top="0.3cm" fo:margin-bottom="0cm"/>
      <style:text-properties fo:font-size="24pt" style:font-size-asian="24pt" style:font-size-complex="24pt"/>
    </style:style>
    <style:style style:name="MasterSlide0-outline4" style:family="presentation" style:parent-style-name="MasterSlide0-outline3">
      <style:paragraph-properties fo:margin-top="0.2cm" fo:margin-bottom="0cm"/>
      <style:text-properties fo:font-size="20pt" style:font-size-asian="20pt" style:font-size-complex="20pt"/>
    </style:style>
    <style:style style:name="MasterSlide0-outline5" style:family="presentation" style:parent-style-name="MasterSlide0-outline4">
      <style:paragraph-properties fo:margin-top="0.1cm" fo:margin-bottom="0cm"/>
      <style:text-properties fo:font-size="20pt" style:font-size-asian="20pt" style:font-size-complex="20pt"/>
    </style:style>
    <style:style style:name="MasterSlide0-outline6" style:family="presentation" style:parent-style-name="MasterSlide0-outline5">
      <style:paragraph-properties fo:margin-top="0.1cm" fo:margin-bottom="0cm"/>
      <style:text-properties fo:font-size="20pt" style:font-size-asian="20pt" style:font-size-complex="20pt"/>
    </style:style>
    <style:style style:name="MasterSlide0-outline7" style:family="presentation" style:parent-style-name="MasterSlide0-outline6">
      <style:paragraph-properties fo:margin-top="0.1cm" fo:margin-bottom="0cm"/>
      <style:text-properties fo:font-size="20pt" style:font-size-asian="20pt" style:font-size-complex="20pt"/>
    </style:style>
    <style:style style:name="MasterSlide0-outline8" style:family="presentation" style:parent-style-name="MasterSlide0-outline7">
      <style:paragraph-properties fo:margin-top="0.1cm" fo:margin-bottom="0cm"/>
      <style:text-properties fo:font-size="20pt" style:font-size-asian="20pt" style:font-size-complex="20pt"/>
    </style:style>
    <style:style style:name="MasterSlide0-outline9" style:family="presentation" style:parent-style-name="MasterSlide0-outline8">
      <style:paragraph-properties fo:margin-top="0.1cm" fo:margin-bottom="0cm"/>
      <style:text-properties fo:font-size="20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Bitmap_5f_0" draw:fill-image-width="67.733cm" draw:fill-image-height="38.1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loext:decorative="false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</style:handout-master>
    <style:master-page style:name="MasterSlide0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layout" svg:width="61.031cm" svg:height="1.769cm" svg:x="3.337cm" svg:y="32.944cm" svg:viewBox="0 0 61032 1770" draw:points="0,0 61032,0 61032,1770 0,1770">
        <text:p/>
      </draw:polygon>
      <draw:frame presentation:style-name="MasterSlide0-title" draw:layer="backgroundobjects" svg:width="60.958cm" svg:height="6.361cm" svg:x="3.386cm" svg:y="1.52cm" presentation:class="title" presentation:placeholder="true">
        <draw:text-box/>
      </draw:frame>
      <draw:frame presentation:style-name="MasterSlide0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9.798cm" svg:height="11.136cm" svg:x="0.6cm" svg:y="2.257cm" presentation:class="page"/>
        <draw:frame presentation:style-name="MasterSlide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8.5.2$Windows_X86_64 LibreOffice_project/9c8b85f387cc00a89945a79c9e6239f32e450ac2</meta:generator>
    <dc:date>2026-03-11T15:11:08.897208700</dc:date>
    <meta:editing-duration>PT25M59S</meta:editing-duration>
    <meta:editing-cycles>1</meta:editing-cycles>
    <meta:document-statistic meta:object-count="39"/>
  </office:meta>
</office:document-meta>
</file>